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7" style:family="table">
      <style:table-properties style:width="9.151cm" table:align="margins"/>
    </style:style>
    <style:style style:name="Tableau17.A" style:family="table-column">
      <style:table-column-properties style:column-width="4.99cm" style:rel-column-width="35736*"/>
    </style:style>
    <style:style style:name="Tableau17.B" style:family="table-column">
      <style:table-column-properties style:column-width="2.311cm" style:rel-column-width="16547*"/>
    </style:style>
    <style:style style:name="Tableau17.C" style:family="table-column">
      <style:table-column-properties style:column-width="1.85cm" style:rel-column-width="13252*"/>
    </style:style>
    <style:style style:name="Tableau17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7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7.C1" style:family="table-cell" style:data-style-name="N0">
      <style:table-cell-properties style:vertical-align="middle" fo:padding="0.097cm" fo:border="0.5pt solid #000000"/>
    </style:style>
    <style:style style:name="Tableau17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9" style:family="table">
      <style:table-properties style:width="9.149cm" table:align="center"/>
    </style:style>
    <style:style style:name="Tableau19.A" style:family="table-column">
      <style:table-column-properties style:column-width="5.082cm"/>
    </style:style>
    <style:style style:name="Tableau19.B" style:family="table-column">
      <style:table-column-properties style:column-width="2.034cm"/>
    </style:style>
    <style:style style:name="Tableau19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9.C1" style:family="table-cell">
      <style:table-cell-properties style:vertical-align="middle" fo:padding="0.097cm" fo:border="0.5pt solid #000000"/>
    </style:style>
    <style:style style:name="Tableau19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29be3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30384e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>
      <style:paragraph-properties fo:margin-top="0cm" fo:margin-bottom="0cm" loext:contextual-spacing="false" style:line-height-at-least="0.706cm"/>
      <style:text-properties officeooo:paragraph-rsid="002e7ed0"/>
    </style:style>
    <style:style style:name="P27" style:family="paragraph" style:parent-style-name="FILET_5f_POINTILLES">
      <style:paragraph-properties fo:margin-top="0cm" fo:margin-bottom="0cm" loext:contextual-spacing="false" style:line-height-at-least="0.706cm"/>
      <style:text-properties officeooo:paragraph-rsid="00317b1e"/>
    </style:style>
    <style:style style:name="P28" style:family="paragraph" style:parent-style-name="FILET_5f_POINTILLES">
      <style:paragraph-properties fo:margin-top="0cm" fo:margin-bottom="0cm" loext:contextual-spacing="false"/>
      <style:text-properties officeooo:paragraph-rsid="002e7ed0"/>
    </style:style>
    <style:style style:name="P29" style:family="paragraph" style:parent-style-name="FILET_5f_POINTILLES">
      <style:paragraph-properties fo:margin-top="0cm" fo:margin-bottom="0cm" loext:contextual-spacing="false" style:shadow="none"/>
      <style:text-properties fo:color="#b3b3b3" fo:font-style="normal" officeooo:paragraph-rsid="002e7ed0" style:font-style-asian="normal" style:font-style-complex="normal"/>
    </style:style>
    <style:style style:name="P30" style:family="paragraph" style:parent-style-name="FILET_5f_POINTILLES" style:master-page-name="">
      <style:paragraph-properties fo:margin-top="0cm" fo:margin-bottom="0cm" loext:contextual-spacing="false" style:line-height-at-least="0.706cm" style:page-number="auto"/>
      <style:text-properties officeooo:paragraph-rsid="002e7ed0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32" style:family="paragraph" style:parent-style-name="Exo_5f_Num" style:list-style-name="Num_5f_Exo">
      <style:text-properties officeooo:paragraph-rsid="002e7ed0"/>
    </style:style>
    <style:style style:name="P33" style:family="paragraph" style:parent-style-name="Exo_5f_Num" style:list-style-name="Num_5f_Exo" style:master-page-name="_5f_Fiche_20_éditeur_20_série_20_2_20_une_20_colonne_20_impaire_20__28_G_29_">
      <style:paragraph-properties fo:margin-top="0cm" fo:margin-bottom="0.199cm" loext:contextual-spacing="false" style:page-number="53" fo:break-before="auto" fo:break-after="auto"/>
      <style:text-properties officeooo:paragraph-rsid="002e7ed0"/>
    </style:style>
    <style:style style:name="P34" style:family="paragraph" style:parent-style-name="Exo_5f_Num" style:list-style-name="Num_5f_Exo">
      <style:paragraph-properties fo:margin-top="0.75cm" fo:margin-bottom="0.101cm" loext:contextual-spacing="false"/>
      <style:text-properties officeooo:paragraph-rsid="002e7ed0"/>
    </style:style>
    <style:style style:name="P35" style:family="paragraph" style:parent-style-name="Exo_5f_Num" style:list-style-name="Num_5f_Exo">
      <style:paragraph-properties fo:margin-top="0.73cm" fo:margin-bottom="0.101cm" loext:contextual-spacing="false"/>
      <style:text-properties officeooo:paragraph-rsid="002e7ed0"/>
    </style:style>
    <style:style style:name="P36" style:family="paragraph" style:parent-style-name="Exo_5f_Num" style:list-style-name="Num_5f_Exo">
      <style:paragraph-properties fo:margin-top="0.499cm" fo:margin-bottom="0.199cm" loext:contextual-spacing="false"/>
      <style:text-properties officeooo:paragraph-rsid="0034ba2b"/>
    </style:style>
    <style:style style:name="P37" style:family="paragraph" style:parent-style-name="Exo_5f_Num" style:list-style-name="Num_5f_Exo" style:master-page-name="">
      <style:paragraph-properties fo:margin-top="0.801cm" fo:margin-bottom="0.199cm" loext:contextual-spacing="false" style:page-number="auto" fo:break-before="auto" fo:break-after="auto"/>
      <style:text-properties officeooo:paragraph-rsid="002e7ed0"/>
    </style:style>
    <style:style style:name="P38" style:family="paragraph" style:parent-style-name="Exo_5f_Num" style:list-style-name="Num_5f_Exo" style:master-page-name="">
      <style:paragraph-properties fo:margin-top="0.501cm" fo:margin-bottom="0.099cm" loext:contextual-spacing="false" style:page-number="auto" fo:break-before="auto" fo:break-after="auto"/>
      <style:text-properties officeooo:paragraph-rsid="002e7ed0"/>
    </style:style>
    <style:style style:name="P39" style:family="paragraph" style:parent-style-name="Exo_5f_Num" style:list-style-name="Num_5f_Exo">
      <style:paragraph-properties fo:margin-top="0.651cm" fo:margin-bottom="0.101cm" loext:contextual-spacing="false"/>
      <style:text-properties officeooo:paragraph-rsid="002e7ed0"/>
    </style:style>
    <style:style style:name="P40" style:family="paragraph" style:parent-style-name="Exo_5f_Num">
      <style:paragraph-properties fo:margin-top="0.45cm" fo:margin-bottom="0.101cm" loext:contextual-spacing="false"/>
    </style:style>
    <style:style style:name="P41" style:family="paragraph" style:parent-style-name="Exo_5f_Num" style:list-style-name="Num_5f_Exo">
      <style:paragraph-properties fo:margin-top="0.6cm" fo:margin-bottom="0.101cm" loext:contextual-spacing="false"/>
      <style:text-properties officeooo:paragraph-rsid="002e7ed0"/>
    </style:style>
    <style:style style:name="P42" style:family="paragraph" style:parent-style-name="FILET_5f_POINTILLES" style:list-style-name="Num_5f_Exo">
      <style:text-properties officeooo:paragraph-rsid="002e7ed0"/>
    </style:style>
    <style:style style:name="P43" style:family="paragraph" style:parent-style-name="FILET_5f_POINTILLES" style:list-style-name="Num_5f_Exo">
      <style:paragraph-properties style:line-height-at-least="0.6cm"/>
      <style:text-properties officeooo:paragraph-rsid="002e7ed0"/>
    </style:style>
    <style:style style:name="P44" style:family="paragraph" style:parent-style-name="FILET_5f_POINTILLES" style:list-style-name="Num_5f_Exo">
      <style:paragraph-properties style:line-height-at-least="0.7cm"/>
      <style:text-properties officeooo:paragraph-rsid="002e7ed0"/>
    </style:style>
    <style:style style:name="P45" style:family="paragraph" style:parent-style-name="FILET_5f_POINTILLES" style:list-style-name="Num_5f_Exo">
      <style:paragraph-properties fo:margin-top="0cm" fo:margin-bottom="0cm" loext:contextual-spacing="false"/>
      <style:text-properties officeooo:paragraph-rsid="002e7ed0"/>
    </style:style>
    <style:style style:name="P46" style:family="paragraph" style:parent-style-name="FILET_5f_POINTILLES" style:list-style-name="Num_5f_Exo">
      <style:paragraph-properties fo:margin-top="0cm" fo:margin-bottom="0cm" loext:contextual-spacing="false" style:shadow="none"/>
      <style:text-properties officeooo:paragraph-rsid="002e7ed0"/>
    </style:style>
    <style:style style:name="P47" style:family="paragraph" style:parent-style-name="Standard" style:list-style-name="Num_5f_Exo">
      <style:paragraph-properties fo:text-align="center" style:justify-single-word="false"/>
      <style:text-properties officeooo:paragraph-rsid="002e7ed0"/>
    </style:style>
    <style:style style:name="P48" style:family="paragraph" style:parent-style-name="_5f_Paragraphe_20_livret_20_" style:list-style-name="Num_5f_Exo">
      <style:paragraph-properties fo:margin-top="0.049cm" fo:margin-bottom="0cm" loext:contextual-spacing="false"/>
      <style:text-properties officeooo:paragraph-rsid="002e7ed0"/>
    </style:style>
    <style:style style:name="P49" style:family="paragraph" style:parent-style-name="_5f_Pied_20_de_20_page" style:list-style-name="">
      <style:paragraph-properties fo:text-align="end" style:justify-single-word="false"/>
    </style:style>
    <style:style style:name="P50" style:family="paragraph" style:parent-style-name="_5f_Pied_20_de_20_page">
      <style:paragraph-properties fo:text-align="end" style:justify-single-word="false"/>
    </style:style>
    <style:style style:name="P51" style:family="paragraph" style:parent-style-name="_5f_Pied_20_de_20_page" style:list-style-name=""/>
    <style:style style:name="P5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_5f_Txt_5f_Puce" style:list-style-name="L1">
      <style:paragraph-properties fo:margin-top="0.3cm" fo:margin-bottom="0cm" loext:contextual-spacing="false"/>
    </style:style>
    <style:style style:name="P54" style:family="paragraph" style:parent-style-name="_5f_Txt_5f_Puce" style:list-style-name="L2">
      <style:paragraph-properties fo:margin-top="0.3cm" fo:margin-bottom="0cm" loext:contextual-spacing="false"/>
    </style:style>
    <style:style style:name="P55" style:family="paragraph" style:parent-style-name="_5f_Txt_5f_Puce" style:list-style-name="L3">
      <style:paragraph-properties fo:margin-top="0.3cm" fo:margin-bottom="0cm" loext:contextual-spacing="false"/>
    </style:style>
    <style:style style:name="P56" style:family="paragraph" style:parent-style-name="_5f_Txt_5f_Puce" style:list-style-name="L4">
      <style:paragraph-properties fo:margin-top="0.3cm" fo:margin-bottom="0cm" loext:contextual-spacing="false"/>
    </style:style>
    <style:style style:name="P57" style:family="paragraph" style:parent-style-name="_5f_num_5f_abcd">
      <style:text-properties fo:letter-spacing="-0.011cm"/>
    </style:style>
    <style:style style:name="P58" style:family="paragraph" style:parent-style-name="_5f_num_5f_abcd">
      <style:paragraph-properties fo:margin-top="0.3cm" fo:margin-bottom="0cm" loext:contextual-spacing="false"/>
    </style:style>
    <style:style style:name="P59" style:family="paragraph" style:parent-style-name="_5f_num_5f_abcd">
      <style:paragraph-properties fo:margin-top="0.3cm" fo:margin-bottom="0cm" loext:contextual-spacing="false"/>
      <style:text-properties fo:font-size="10pt" style:font-size-asian="10pt" style:font-size-complex="10pt"/>
    </style:style>
    <style:style style:name="P60" style:family="paragraph" style:parent-style-name="_5f_num_5f_abcd" style:list-style-name="liste_5f_abc">
      <style:paragraph-properties fo:margin-top="0.3cm" fo:margin-bottom="0cm" loext:contextual-spacing="false"/>
      <style:text-properties officeooo:paragraph-rsid="0034ba2b"/>
    </style:style>
    <style:style style:name="P61" style:family="paragraph" style:parent-style-name="_5f_num_5f_abcd" style:list-style-name="liste_5f_abc">
      <style:paragraph-properties fo:margin-top="0.3cm" fo:margin-bottom="0cm" loext:contextual-spacing="false"/>
      <style:text-properties fo:letter-spacing="-0.007cm" officeooo:paragraph-rsid="0034ba2b"/>
    </style:style>
    <style:style style:name="P62" style:family="paragraph" style:parent-style-name="_5f_num_5f_abcd">
      <style:paragraph-properties fo:margin-top="0.199cm" fo:margin-bottom="0.199cm" loext:contextual-spacing="false"/>
      <style:text-properties fo:letter-spacing="normal"/>
    </style:style>
    <style:style style:name="P63" style:family="paragraph" style:parent-style-name="_5f_num_5f_abcd">
      <style:paragraph-properties fo:margin-top="0.199cm" fo:margin-bottom="0cm" loext:contextual-spacing="false"/>
    </style:style>
    <style:style style:name="P64" style:family="paragraph" style:parent-style-name="_5f_num_5f_abcd">
      <style:paragraph-properties fo:margin-top="0.199cm" fo:margin-bottom="0cm" loext:contextual-spacing="false"/>
      <style:text-properties fo:letter-spacing="-0.014cm"/>
    </style:style>
    <style:style style:name="P65" style:family="paragraph" style:parent-style-name="_5f_num_5f_abcd">
      <style:paragraph-properties fo:margin-top="0.199cm" fo:margin-bottom="0cm" loext:contextual-spacing="false"/>
      <style:text-properties officeooo:paragraph-rsid="003368b2"/>
    </style:style>
    <style:style style:name="P66" style:family="paragraph">
      <style:paragraph-properties fo:margin-left="0cm" fo:margin-right="0cm" fo:margin-top="0cm" fo:margin-bottom="0cm" fo:line-height="100%" fo:text-align="center" fo:text-indent="0cm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="solid" draw:fill-color="#9d0f89"/>
    </style:style>
    <style:style style:name="P7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29be3"/>
    </style:style>
    <style:style style:name="T6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8" style:family="text">
      <style:text-properties style:text-position="0% 100%" style:font-name-asian="OpenSymbol2" style:font-size-asian="10pt" style:font-name-complex="OpenSymbol2" style:font-size-complex="10pt"/>
    </style:style>
    <style:style style:name="T9" style:family="text">
      <style:text-properties style:text-position="0% 100%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0" style:family="text">
      <style:text-properties style:text-position="0% 100%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1" style:family="text">
      <style:text-properties fo:color="#000000" style:font-name="Bitstream Vera Sans4" fo:font-size="10pt" style:font-size-asian="10pt" style:font-size-complex="10pt"/>
    </style:style>
    <style:style style:name="T12" style:family="text">
      <style:text-properties fo:color="#000000" style:font-name="Bitstream Vera Sans4" fo:font-size="10pt" fo:letter-spacing="-0.007cm" fo:font-style="normal" officeooo:rsid="0034ba2b"/>
    </style:style>
    <style:style style:name="T13" style:family="text">
      <style:text-properties fo:color="#000000" style:font-name="Bitstream Vera Sans4" fo:font-size="10pt" fo:letter-spacing="-0.004cm" fo:font-style="normal" officeooo:rsid="0034ba2b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etter-spacing="-0.004cm" style:font-size-asian="10pt" style:font-size-complex="10pt"/>
    </style:style>
    <style:style style:name="T16" style:family="text">
      <style:text-properties fo:font-size="10pt" fo:letter-spacing="-0.004cm" officeooo:rsid="0034ba2b" style:font-size-asian="10pt" style:font-size-complex="10pt"/>
    </style:style>
    <style:style style:name="T17" style:family="text">
      <style:text-properties style:use-window-font-color="true" style:font-name="Bitstream Vera Sans2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use-window-font-color="true" style:font-name="Bitstream Vera Sans2" fo:font-size="10pt" fo:letter-spacing="-0.011cm" fo:font-style="normal" style:font-size-asian="10pt" style:font-style-asian="normal" style:font-size-complex="10pt" style:font-style-complex="normal"/>
    </style:style>
    <style:style style:name="T1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="Bitstream Vera Sans4" fo:font-size="10pt" fo:font-weight="normal" style:font-size-asian="10.5pt"/>
    </style:style>
    <style:style style:name="T21" style:family="text">
      <style:text-properties style:use-window-font-color="true" style:font-name="Bitstream Vera Sans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style:font-name="Bitstream Vera Sans4" fo:font-size="10pt" fo:letter-spacing="-0.004cm" fo:font-weight="normal" officeooo:rsid="0034ba2b" style:font-size-asian="10pt" style:font-size-complex="10pt"/>
    </style:style>
    <style:style style:name="T23" style:family="text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use-window-font-color="true" fo:letter-spacing="-0.011cm"/>
    </style:style>
    <style:style style:name="T26" style:family="text">
      <style:text-properties style:use-window-font-color="tru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use-window-font-color="true" fo:font-size="11pt" fo:letter-spacing="-0.007cm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text-transform="uppercase"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29" style:family="text">
      <style:text-properties fo:color="#b3b3b3" style:font-name="Bitstream Vera Sans2" fo:font-size="10pt" fo:font-style="normal" style:font-size-asian="10pt" style:font-style-asian="normal" style:font-size-complex="10pt" style:font-style-complex="normal"/>
    </style:style>
    <style:style style:name="T30" style:family="text">
      <style:text-properties fo:color="#b3b3b3"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/>
    </style:style>
    <style:style style:name="T32" style:family="text">
      <style:text-properties fo:font-variant="normal" fo:text-transform="none" style:text-position="super 58%"/>
    </style:style>
    <style:style style:name="T33" style:family="text">
      <style:text-properties fo:font-variant="normal" fo:text-transform="none" style:text-position="0% 100%"/>
    </style:style>
    <style:style style:name="T34" style:family="text">
      <style:text-properties fo:font-variant="normal" fo:text-transform="none"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35" style:family="text">
      <style:text-properties fo:letter-spacing="-0.004cm"/>
    </style:style>
    <style:style style:name="T36" style:family="text">
      <style:text-properties fo:letter-spacing="-0.004cm" officeooo:rsid="0034ba2b"/>
    </style:style>
    <style:style style:name="T37" style:family="text">
      <style:text-properties fo:letter-spacing="-0.007cm"/>
    </style:style>
    <style:style style:name="T38" style:family="text">
      <style:text-properties fo:letter-spacing="-0.007cm" officeooo:rsid="003368b2"/>
    </style:style>
    <style:style style:name="T39" style:family="text">
      <style:text-properties fo:letter-spacing="-0.007cm" officeooo:rsid="0034ba2b"/>
    </style:style>
    <style:style style:name="T40" style:family="text">
      <style:text-properties fo:letter-spacing="-0.011cm"/>
    </style:style>
    <style:style style:name="T41" style:family="text">
      <style:text-properties style:text-position="super 58%"/>
    </style:style>
    <style:style style:name="T42" style:family="text">
      <style:text-properties officeooo:rsid="0034ba2b"/>
    </style:style>
    <style:style style:name="T43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44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protect="position siz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69cm" draw:marker-start-center="false" draw:marker-end="" draw:marker-end-width="0.169cm" draw:marker-end-center="false" svg:stroke-opacity="100%" draw:stroke-linejoin="round" svg:stroke-linecap="butt" draw:fill="solid" draw:secondary-fill-color="#729fcf" draw:fill-gradient-name="Farbverlauf_20_1" draw:gradient-step-count="0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style:run-through="foreground"/>
    </style:style>
    <style:style style:name="gr3" style:family="graphic">
      <style:graphic-properties draw:stroke="none" draw:stroke-dash="Dashed_20__28_var_29__20_6795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_20_1232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4" style:family="graphic">
      <style:graphic-properties draw:stroke="none" draw:stroke-dash="Dashed_20__28_var_29__20_6796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1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99cm" draw:shadow="hidden" draw:shadow-offset-x="0.3cm" draw:shadow-offset-y="0.3cm" draw:shadow-color="#808080" style:run-through="foreground"/>
    </style:style>
    <style:style style:name="gr6" style:family="graphic">
      <style:graphic-properties draw:stroke="none" draw:stroke-dash="Dashed_20__28_var_29__20_6798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ing_20_3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7" style:family="graphic">
      <style:graphic-properties draw:stroke="none" draw:stroke-dash="Dashed_20__28_var_29__20_6799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4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8" style:family="graphic">
      <style:graphic-properties draw:stroke="none" draw:stroke-dash="Dashed_20__28_var_29__20_6801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ing_20_6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9" style:family="graphic">
      <style:graphic-properties draw:stroke="none" draw:stroke-dash="Dashed_20__28_var_29__20_6802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7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10" style:family="graphic">
      <style:graphic-properties draw:stroke="none" draw:stroke-dash="Dashed_20__28_var_29__20_6804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ing_20_9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11" style:family="graphic">
      <style:graphic-properties draw:stroke="none" draw:stroke-dash="Dashed_20__28_var_29__20_6805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10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12" style:family="graphic">
      <style:graphic-properties draw:stroke="none" draw:stroke-dash="Dashed_20__28_var_29__20_5606" svg:stroke-width="0cm" svg:stroke-color="#000000" draw:marker-start-width="0.169cm" draw:marker-start-center="false" draw:marker-end-width="0.169cm" draw:marker-end-center="false" svg:stroke-opacity="100%" draw:stroke-linejoin="round" draw:fill="solid" draw:fill-color="#808080" draw:fill-gradient-name="Farbverlauf_20_1" draw:gradient-step-count="0" draw:fill-hatch-name="Hatching_20_12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16" dr3d:edge-rounding="5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0%" dr3d:shadow="hidden" style:run-through="foreground"/>
    </style:style>
    <style:style style:name="gr13" style:family="graphic">
      <style:graphic-properties draw:stroke="none" draw:stroke-dash="Dashed_20__28_var_29__20_5607" svg:stroke-width="0cm" svg:stroke-color="#000000" draw:marker-start-width="0.169cm" draw:marker-start-center="false" draw:marker-end-width="0.169cm" draw:marker-end-center="false" svg:stroke-opacity="100%" draw:stroke-linejoin="round" draw:fill="solid" draw:fill-color="#000000" draw:fill-gradient-name="Farbverlauf_20_1" draw:gradient-step-count="0" draw:fill-hatch-name="Hatching_20_13" draw:fill-hatch-solid="false" draw:fill-image-name="Bitmape_20_4" draw:opacity="100%" draw:fill-image-width="0.566cm" draw:fill-image-height="0.566cm" style:repeat="repeat" draw:fill-image-ref-point-x="0%" draw:fill-image-ref-point-y="0%" draw:fill-image-ref-point="center" draw:tile-repeat-offset="0% vertical" draw:shadow="hidden" draw:shadow-offset-x="0cm" draw:shadow-offset-y="1.134cm" draw:shadow-color="#c0c0c0" draw:shadow-opacity="100%" dr3d:horizontal-segments="24" dr3d:vertical-segments="3" dr3d:edge-rounding="50%" dr3d:back-scale="100%" dr3d:end-angle="1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ffffff" dr3d:specular-color="#ffffff" dr3d:shininess="100%" dr3d:shadow="hidden" style:run-through="foreground"/>
    </style:style>
    <style:style style:name="gr1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73103354" text:style-name="Num_5f_Exo">
        <text:list-item>
          <text:h text:style-name="P33" text:outline-level="1"> La pâtissière a pesé ses beignets et a trouvé :</text:h>
          <text:p text:style-name="P47"><draw:g text:anchor-type="as-char" svg:y="0cm" draw:z-index="18" draw:name="Forme5" draw:style-name="gr1"><dr3d:scene draw:style-name="gr2" svg:width="1.322cm" svg:height="1.352cm" svg:x="0cm" svg:y="0.288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3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4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draw:frame draw:style-name="gr5" draw:text-style-name="P67" svg:width="1.024cm" svg:height="0.5cm" svg:x="0.901cm" svg:y="0cm"><draw:text-box><text:p text:style-name="P66"><text:span text:style-name="T43">300 g</text:span></text:p></draw:text-box></draw:frame><draw:frame draw:style-name="gr5" draw:text-style-name="P67" svg:width="1.251cm" svg:height="0.5cm" svg:x="5.405cm" svg:y="0.004cm"><draw:text-box><text:p text:style-name="P66"><text:span text:style-name="T43">450 g</text:span></text:p></draw:text-box></draw:frame><dr3d:scene draw:style-name="gr2" svg:width="1.32cm" svg:height="1.352cm" svg:x="1.302cm" svg:y="0.289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6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7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dr3d:scene draw:style-name="gr2" svg:width="1.322cm" svg:height="1.352cm" svg:x="4.099cm" svg:y="0.288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8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9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dr3d:scene draw:style-name="gr2" svg:width="1.322cm" svg:height="1.352cm" svg:x="5.401cm" svg:y="0.289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0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11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dr3d:scene draw:style-name="gr2" svg:width="1.322cm" svg:height="1.352cm" svg:x="6.701cm" svg:y="0.289cm" dr3d:transform="matrix (0.982158022932394 0.104834599383955 0.156125990025802 -0.185804496089391 0.669078421003615 0.719590686279553 -0.0290225295675481 -0.735760676660091 0.676619479070908 0.388212825273445cm -0.0257708384113171cm -0.00443646018639223cm)" dr3d:vrp="(0 0 296897.267991403)" dr3d:vpn="(0 0 229057.267991403)" dr3d:projection="perspective" dr3d:distance="119.662cm" dr3d:focal-length="54.875cm" dr3d:shadow-slant="85" dr3d:shade-mode="gouraud" dr3d:ambient-color="#cccccc" dr3d:lighting-mode="true"><dr3d:light dr3d:diffuse-color="#ffffff" dr3d:direction="(-0.31767123992052 0.659534616873503 0.681248172454709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3969 -4458 8916 8916" svg:d="M8427-4458l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<dr3d:rotate draw:style-name="gr13" dr3d:transform="matrix (-0.00175253157909953 0.000158036889598007 0.00164866049728257 0.000158036889598006 -0.00240665208578902 0.0090325940121604 0.00164866049728257 0.00903259401216039 -0.00386582248512941 -11.7680320264396cm 4.57159848557585cm 18.36859269517cm)" svg:viewBox="7475 -696 1905 1393" svg:d="M7475-696v1393h1905v-1393z"/></dr3d:scene></draw:g></text:p>
          <text:p text:style-name="P48">Combien pèse(nt) :</text:p>
        </text:list-item>
      </text:list>
      <text:list xml:id="list3026758462" text:style-name="L1">
        <text:list-item>
          <text:p text:style-name="P53"><text:span text:style-name="Character_5f_20_5f_style"><text:span text:style-name="T6">5 beignets ?</text:span></text:span><text:span text:style-name="Character_5f_20_5f_style"><text:span text:style-name="T29"> <text:tab/></text:span></text:span></text:p>
        </text:list-item>
      </text:list>
      <text:list xml:id="list133542352904663" text:continue-list="list3973103354" text:style-name="Num_5f_Exo">
        <text:list-header>
          <text:p text:style-name="P45"><text:span text:style-name="_5f_pointillés_20_gris"><text:span text:style-name="T7"><text:tab/></text:span></text:span></text:p>
        </text:list-header>
      </text:list>
      <text:list xml:id="list817691620" text:style-name="L2">
        <text:list-item>
          <text:p text:style-name="P54"><text:span text:style-name="Character_5f_20_5f_style"><text:span text:style-name="T6">6 beignets ?</text:span></text:span><text:span text:style-name="Character_5f_20_5f_style"><text:span text:style-name="T29"> <text:tab/></text:span></text:span></text:p>
        </text:list-item>
      </text:list>
      <text:p text:style-name="P28"><text:span text:style-name="_5f_pointillés_20_gris"><text:span text:style-name="T7"><text:tab/></text:span></text:span></text:p>
      <text:list xml:id="list1077398123" text:style-name="L3">
        <text:list-item>
          <text:p text:style-name="P55"><text:span text:style-name="Character_5f_20_5f_style"><text:span text:style-name="T6">10 beignets ? </text:span></text:span><text:span text:style-name="Character_5f_20_5f_style"><text:span text:style-name="T29"><text:tab/></text:span></text:span></text:p>
        </text:list-item>
      </text:list>
      <text:p text:style-name="P28"><text:span text:style-name="_5f_pointillés_20_gris"><text:span text:style-name="T7"><text:tab/></text:span></text:span></text:p>
      <text:list xml:id="list1866197380" text:style-name="L4">
        <text:list-item>
          <text:p text:style-name="P56"><text:span text:style-name="Character_5f_20_5f_style"><text:span text:style-name="T6">1 beignet ? </text:span></text:span><text:span text:style-name="Character_5f_20_5f_style"><text:span text:style-name="T29"><text:tab/></text:span></text:span></text:p>
        </text:list-item>
      </text:list>
      <text:p text:style-name="P29"><text:span text:style-name="_5f_pointillés_20_gris"><text:span text:style-name="T8"><text:tab/></text:span></text:span></text:p>
      <text:list xml:id="list133542269886165" text:continue-list="list133542352904663" text:style-name="Num_5f_Exo">
        <text:list-item>
          <text:h text:style-name="P34" text:outline-level="1"><text:span text:style-name="Character_5f_20_5f_style"><text:span text:style-name="T29"> </text:span></text:span><text:span text:style-name="Character_5f_20_5f_style"><text:span text:style-name="T17">J’ai acheté 6 bouteilles de boisson gazeuse que j’ai payées 9 €. </text:span></text:span></text:h>
        </text:list-item>
      </text:list>
      <text:list xml:id="list4258012940" text:style-name="liste_5f_abc">
        <text:list-item>
          <text:p text:style-name="P58">Réalise un schéma qui traduit cette situation.</text:p>
        </text:list-item>
      </text:list>
      <text:list xml:id="list133541891169853" text:continue-list="list133542269886165" text:style-name="Num_5f_Exo">
        <text:list-item>
          <text:list>
            <text:list-header>
              <text:p text:style-name="P42"><text:span text:style-name="_5f_pointillés_20_gris"><text:span text:style-name="T7"/></text:span></text:p>
              <text:p text:style-name="P42"><text:span text:style-name="_5f_pointillés_20_gris"><text:span text:style-name="T7"/></text:span></text:p>
            </text:list-header>
          </text:list>
        </text:list-item>
      </text:list>
      <text:list xml:id="list133541585822454" text:continue-list="list4258012940" text:style-name="liste_5f_abc">
        <text:list-item>
          <text:p text:style-name="P59">Donne le prix de 3 bouteilles.</text:p>
        </text:list-item>
      </text:list>
      <text:list xml:id="list133541688514275" text:continue-list="list133541891169853" text:style-name="Num_5f_Exo">
        <text:list-item>
          <text:list>
            <text:list-header>
              <text:p text:style-name="P42"><text:span text:style-name="_5f_pointillés_20_gris"><text:span text:style-name="T7"><text:tab/></text:span></text:span></text:p>
              <text:p text:style-name="P42"><text:span text:style-name="_5f_pointillés_20_gris"><text:span text:style-name="T7"><text:tab/></text:span></text:span></text:p>
            </text:list-header>
          </text:list>
        </text:list-item>
      </text:list>
      <text:list xml:id="list133541798250278" text:continue-list="list133541585822454" text:style-name="liste_5f_abc">
        <text:list-item>
          <text:p text:style-name="P59">Donne le prix de 5 bouteilles.</text:p>
        </text:list-item>
      </text:list>
      <text:list xml:id="list133541387758496" text:continue-list="list133541688514275" text:style-name="Num_5f_Exo">
        <text:list-item>
          <text:list>
            <text:list-header>
              <text:p text:style-name="P42"><text:span text:style-name="_5f_pointillés_20_gris"><text:span text:style-name="T7"><text:tab/></text:span></text:span></text:p>
              <text:p text:style-name="P42"><text:span text:style-name="_5f_pointillés_20_gris"><text:span text:style-name="T7"><text:tab/></text:span></text:span></text:p>
            </text:list-header>
          </text:list>
        </text:list-item>
      </text:list>
      <text:list xml:id="list133542302797046" text:continue-list="list133541798250278" text:style-name="liste_5f_abc">
        <text:list-item>
          <text:p text:style-name="P59">Donne le prix de 22 bouteilles.</text:p>
        </text:list-item>
      </text:list>
      <text:list xml:id="list133543341459319" text:continue-list="list133541387758496" text:style-name="Num_5f_Exo">
        <text:list-item>
          <text:list>
            <text:list-header>
              <text:p text:style-name="P46"><text:span text:style-name="_5f_pointillés_20_gris"><text:span text:style-name="T10"><text:tab/></text:span></text:span></text:p>
            </text:list-header>
          </text:list>
        </text:list-item>
        <text:list-item>
          <text:h text:style-name="P35" text:outline-level="1"><text:span text:style-name="Character_5f_20_5f_style"><text:span text:style-name="T30"> </text:span></text:span><text:span text:style-name="Bold_5f_niv1"><text:span text:style-name="T19">Des yaourts sont vendus par lots de 4 au prix de 1,10 € le lot. </text:span></text:span></text:h>
        </text:list-item>
      </text:list>
      <text:list xml:id="list133541289856324" text:continue-list="list133542302797046" text:style-name="liste_5f_abc">
        <text:list-item text:start-value="1">
          <text:p text:style-name="P63">Quel est le prix de 12 yaourts ?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list xml:id="list133542885621754" text:continue-numbering="true" text:style-name="liste_5f_abc">
        <text:list-item>
          <text:p text:style-name="P60">Combien de yaourts aurai-je pour 5,50 € ?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list xml:id="list133542733304987" text:continue-list="list133543341459319" text:style-name="Num_5f_Exo">
        <text:list-item>
          <text:h text:style-name="P36" text:outline-level="1"> <text:span text:style-name="T31">La classe des 23 élèves de 4</text:span><text:span text:style-name="T32">e</text:span><text:span text:style-name="T33"> </text:span><text:span text:style-name="T31">A va au ski. Les forfaits coûtent au total 356,50 €. Paul se demande combien cela coûtera pour les 27 élèves de sa classe de 5</text:span><text:span text:style-name="T32">e</text:span><text:span text:style-name="T33"> </text:span><text:span text:style-name="T31">B.</text:span></text:h>
        </text:list-item>
      </text:list>
      <text:list xml:id="list133542039864257" text:continue-list="list133542885621754" text:style-name="liste_5f_abc">
        <text:list-item text:start-value="1">
          <text:p text:style-name="P57">Complète le tableau de proportionnalité ci-dessous.</text:p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>
          <table:table-cell table:style-name="Tableau17.A1" office:value-type="string">
            <text:p text:style-name="P31"/>
          </table:table-cell>
          <table:table-cell table:style-name="Tableau17.B1" office:value-type="float" office:value="23">
            <text:p text:style-name="P31">23</text:p>
          </table:table-cell>
          <table:table-cell table:style-name="Tableau17.C1" office:value-type="float" office:value="1">
            <text:p text:style-name="P31">1</text:p>
          </table:table-cell>
        </table:table-row>
        <table:table-row>
          <table:table-cell table:style-name="Tableau17.A2" office:value-type="string">
            <text:p text:style-name="P31"/>
          </table:table-cell>
          <table:table-cell table:style-name="Tableau17.B2" office:value-type="string">
            <text:p text:style-name="P31"/>
          </table:table-cell>
          <table:table-cell table:style-name="Tableau17.C2" office:value-type="string">
            <text:p text:style-name="P31"/>
          </table:table-cell>
        </table:table-row>
      </table:table>
      <text:list xml:id="list133541571518964" text:continue-numbering="true" text:style-name="liste_5f_abc">
        <text:list-item>
          <text:p text:style-name="P58">Réponds à l’interrogation de Paul.</text:p>
        </text:list-item>
      </text:list>
      <text:p text:style-name="P30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34"><text:tab/></text:span></text:span></text:p>
      <text:list xml:id="list133541292499478" text:continue-list="list133542733304987" text:style-name="Num_5f_Exo">
        <text:list-item>
          <text:h text:style-name="P37" text:outline-level="1"> Une voiture consomme en moyenne 4,9 L d’<text:span text:style-name="T42">essence</text:span> pour 100 km parcourus. Quelle quantité d’<text:span text:style-name="T42">essence</text:span> faut-il prévoir pour parcourir 196 km ?</text:h>
        </text:list-item>
      </text:list>
      <text:list xml:id="list133541315111383" text:continue-list="list133541571518964" text:style-name="liste_5f_abc">
        <text:list-item text:start-value="1">
          <text:p text:style-name="P62">Représente cette situation dans le tableau de proportionnalité suivant.</text:p>
        </text:list-item>
      </text:list>
      <table:table table:name="Tableau19" table:style-name="Tableau19">
        <table:table-column table:style-name="Tableau19.A"/>
        <table:table-column table:style-name="Tableau19.B" table:number-columns-repeated="2"/>
        <table:table-header-rows>
          <table:table-row>
            <table:table-cell table:style-name="Tableau19.A1" office:value-type="string">
              <text:p text:style-name="P31"/>
            </table:table-cell>
            <table:table-cell table:style-name="Tableau19.B1" office:value-type="string">
              <text:p text:style-name="P31"/>
            </table:table-cell>
            <table:table-cell table:style-name="Tableau19.C1" office:value-type="string">
              <text:p text:style-name="P31"/>
            </table:table-cell>
          </table:table-row>
        </table:table-header-rows>
        <table:table-row>
          <table:table-cell table:style-name="Tableau19.A2" office:value-type="string">
            <text:p text:style-name="P31"/>
          </table:table-cell>
          <table:table-cell table:style-name="Tableau19.B2" office:value-type="string">
            <text:p text:style-name="P31"/>
          </table:table-cell>
          <table:table-cell table:style-name="Tableau19.C2" office:value-type="string">
            <text:p text:style-name="P31"/>
          </table:table-cell>
        </table:table-row>
      </table:table>
      <text:list xml:id="list133542184793477" text:continue-numbering="true" text:style-name="liste_5f_abc">
        <text:list-item>
          <text:p text:style-name="P58">Déduis-en la quantité d’<text:span text:style-name="T42">essence </text:span>cherchée.</text:p>
        </text:list-item>
      </text:list>
      <text:p text:style-name="P30"><text:span text:style-name="_5f_pointillés_20_gris"><text:span text:style-name="T7"><text:tab/></text:span></text:span></text:p>
      <text:p text:style-name="P27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28"><text:tab/></text:span></text:span></text:p>
      <text:list xml:id="list133541633499929" text:continue-list="list133541292499478" text:style-name="Num_5f_Exo">
        <text:list-item>
          <text:h text:style-name="P34" text:outline-level="1"><text:span text:style-name="Character_5f_20_5f_style"><text:span text:style-name="T29"> </text:span></text:span><text:span text:style-name="Character_5f_20_5f_style"><text:span text:style-name="T18">Un robinet laisse échapper de façon continue </text:span></text:span><text:span text:style-name="T25">trois litr</text:span><text:span text:style-name="T40">es d’eau en deux heures.</text:span></text:h>
        </text:list-item>
      </text:list>
      <text:list xml:id="list133542594265517" text:continue-list="list133542184793477" text:style-name="liste_5f_abc">
        <text:list-item text:start-value="1">
          <text:p text:style-name="P64">Quelle quantité d’eau se sera écoulée au bout d’une demi-journée ?</text:p>
        </text:list-item>
      </text:list>
      <text:list xml:id="list133541797492220" text:continue-list="list133541633499929" text:style-name="Num_5f_Exo">
        <text:list-item>
          <text:list>
            <text:list-header>
              <text:p text:style-name="P42"><text:span text:style-name="_5f_pointillés_20_gris"><text:span text:style-name="T7"><text:tab/></text:span></text:span></text:p>
              <text:p text:style-name="P42"><text:span text:style-name="_5f_pointillés_20_gris"><text:span text:style-name="T9"><text:tab/></text:span></text:span></text:p>
            </text:list-header>
          </text:list>
        </text:list-item>
      </text:list>
      <text:list xml:id="list133541747627623" text:continue-list="list133542594265517" text:style-name="liste_5f_abc">
        <text:list-item>
          <text:p text:style-name="P58"><text:span text:style-name="T14">Que</text:span>l temps s’est écoulé pour laisser s’échapper 51 litres ?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  <text:list xml:id="list133543381198297" text:continue-numbering="true" text:style-name="liste_5f_abc">
        <text:list-item>
          <text:p text:style-name="P61">L’eau est facturée 0,003 1 € le litre. Quel montant coûte<text:span text:style-name="T42">ra</text:span> cette fuite au bout d’un an ?</text:p>
        </text:list-item>
      </text:list>
      <text:list xml:id="list133541551926309" text:continue-list="list133541797492220" text:style-name="Num_5f_Exo">
        <text:list-item>
          <text:list>
            <text:list-header>
              <text:p text:style-name="P42"><text:span text:style-name="_5f_pointillés_20_gris"><text:span text:style-name="T7"><text:tab/></text:span></text:span></text:p>
              <text:p text:style-name="P42"><text:span text:style-name="_5f_pointillés_20_gris"><text:span text:style-name="T9"><text:tab/></text:span></text:span></text:p>
            </text:list-header>
          </text:list>
        </text:list-item>
        <text:list-item>
          <text:h text:style-name="P38" text:outline-level="1"><text:soft-page-break/> On a <text:span text:style-name="T20">remarqué</text:span> que deux euros (€) valent trois <text:span text:style-name="T20">dollars canadiens</text:span> (CAD). </text:h>
        </text:list-item>
      </text:list>
      <text:list xml:id="list133541895905740" text:continue-list="list133543381198297" text:style-name="liste_5f_abc">
        <text:list-item text:start-value="1">
          <text:p text:style-name="P63"><text:span text:style-name="Character_5f_20_5f_style"><text:span text:style-name="T14">Combien valent 80 € en </text:span></text:span><text:span text:style-name="Character_5f_20_5f_style"><text:span text:style-name="T11">dollars canadiens</text:span></text:span><text:span text:style-name="Character_5f_20_5f_style"><text:span text:style-name="T14"> ?</text:span></text:span></text:p>
        </text:list-item>
      </text:list>
      <text:list xml:id="list133542623269622" text:continue-list="list133541551926309" text:style-name="Num_5f_Exo">
        <text:list-header>
          <text:p text:style-name="P43"><text:span text:style-name="_5f_pointillés_20_gris"><text:span text:style-name="T9"><text:tab/></text:span></text:span></text:p>
        </text:list-header>
      </text:list>
      <text:list xml:id="list133541283132452" text:continue-list="list133541895905740" text:style-name="liste_5f_abc">
        <text:list-item>
          <text:p text:style-name="P58"><text:span text:style-name="Character_5f_20_5f_style">Combien valent 600 CAD en euros ?</text:span></text:p>
        </text:list-item>
      </text:list>
      <text:list xml:id="list133543342915020" text:continue-list="list133542623269622" text:style-name="Num_5f_Exo">
        <text:list-header>
          <text:p text:style-name="P43"><text:span text:style-name="_5f_pointillés_20_gris"><text:span text:style-name="T9"><text:tab/></text:span></text:span></text:p>
        </text:list-header>
        <text:list-item>
          <text:h text:style-name="P41" text:outline-level="1"><text:span text:style-name="Character_5f_20_5f_style"><text:span text:style-name="T23"> A</text:span></text:span><text:span text:style-name="Character_5f_20_5f_style"><text:span text:style-name="T24">ux États-Unis, on achète l’essence au gallon et non au litre. Un gallon mesure environ 3,8 L et valait 2,5 dollars (US</text:span></text:span><text:span text:style-name="Character_5f_20_5f_style"><text:span text:style-name="T26">$</text:span></text:span><text:span text:style-name="Character_5f_20_5f_style"><text:span text:style-name="T24">) </text:span></text:span><text:span text:style-name="Character_5f_20_5f_style"><text:span text:style-name="T21">en moyenne en novembre 2020.</text:span></text:span></text:h>
        </text:list-item>
      </text:list>
      <text:list xml:id="list133541838151871" text:continue-list="list133541283132452" text:style-name="liste_5f_abc">
        <text:list-item text:start-value="1">
          <text:p text:style-name="P65"><text:span text:style-name="Character_5f_20_5f_style">Combien payait-on pour un plein de 38 L ?</text:span></text:p>
        </text:list-item>
      </text:list>
      <text:list xml:id="list133542794368109" text:continue-list="list133543342915020" text:style-name="Num_5f_Exo">
        <text:list-item>
          <text:list>
            <text:list-header>
              <text:p text:style-name="P42"><text:span text:style-name="_5f_pointillés_20_gris"><text:span text:style-name="T7"><text:tab/></text:span></text:span></text:p>
              <text:p text:style-name="P44"><text:span text:style-name="_5f_pointillés_20_gris"><text:span text:style-name="T9"><text:tab/></text:span></text:span></text:p>
            </text:list-header>
          </text:list>
        </text:list-item>
      </text:list>
      <text:list xml:id="list133542058708830" text:continue-list="list133541838151871" text:style-name="liste_5f_abc">
        <text:list-item>
          <text:p text:style-name="P58"><text:span text:style-name="Character_5f_20_5f_style">À la même période, un litre d’essence valait 1,35 €. Quel prix payait-on pour un plein de 38 L ?</text:span></text:p>
        </text:list-item>
      </text:list>
      <text:list xml:id="list133542575521235" text:continue-list="list133542794368109" text:style-name="Num_5f_Exo">
        <text:list-item>
          <text:list>
            <text:list-header>
              <text:p text:style-name="P42"><text:span text:style-name="_5f_pointillés_20_gris"><text:span text:style-name="T9"><text:tab/></text:span></text:span></text:p>
            </text:list-header>
          </text:list>
        </text:list-item>
      </text:list>
      <text:list xml:id="list133542723711852" text:continue-list="list133542058708830" text:style-name="liste_5f_abc">
        <text:list-item>
          <text:p text:style-name="P60"><text:span text:style-name="Character_5f_20_5f_style"><text:span text:style-name="T37">Sachant qu’</text:span></text:span><text:span text:style-name="Character_5f_20_5f_style"><text:span text:style-name="T12">1</text:span></text:span><text:span text:style-name="Character_5f_20_5f_style"><text:span text:style-name="T37"> euro valait 1,19 US</text:span></text:span><text:span text:style-name="Character_5f_20_5f_style"><text:span text:style-name="T27">$</text:span></text:span><text:span text:style-name="Character_5f_20_5f_style"><text:span text:style-name="T37">, quelle écono</text:span></text:span><text:span text:style-name="Character_5f_20_5f_style"><text:span text:style-name="T38">­</text:span></text:span><text:span text:style-name="Character_5f_20_5f_style"><text:span text:style-name="T37">mie a fait l’automobiliste américain ?</text:span></text:span>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  <text:list xml:id="list133542369004735" text:continue-list="list133542575521235" text:style-name="Num_5f_Exo">
        <text:list-item>
          <text:h text:style-name="P41" text:outline-level="1"> <text:span text:style-name="T35">Un agriculteur a clôturé un premier champ carré de 250 m de côté.</text:span></text:h>
        </text:list-item>
      </text:list>
      <text:list xml:id="list133541486965117" text:continue-list="list133542723711852" text:style-name="liste_5f_abc">
        <text:list-item text:start-value="1">
          <text:p text:style-name="P63"><text:span text:style-name="Character_5f_20_5f_style">Quelle longueur de clôture a-t-il utilisée ?</text:span></text:p>
        </text:list-item>
      </text:list>
      <text:list xml:id="list133542150107846" text:continue-list="list133542369004735" text:style-name="Num_5f_Exo">
        <text:list-item>
          <text:list>
            <text:list-header>
              <text:p text:style-name="P42"><text:span text:style-name="_5f_pointillés_20_gris"><text:span text:style-name="T7"><text:tab/></text:span></text:span></text:p>
              <text:p text:style-name="P42"><text:span text:style-name="_5f_pointillés_20_gris"><text:span text:style-name="T9"><text:tab/></text:span></text:span></text:p>
            </text:list-header>
          </text:list>
        </text:list-item>
      </text:list>
      <text:list xml:id="list133543345284615" text:continue-list="list133541486965117" text:style-name="liste_5f_abc">
        <text:list-item>
          <text:p text:style-name="P58"><text:span text:style-name="Character_5f_20_5f_style">Quelle longueur de clôture utilisera-t-il pour un autre champ carré dont le côté est le triple du premier ?</text:span>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  <text:list xml:id="list133541277324729" text:continue-list="list133542150107846" text:style-name="Num_5f_Exo">
        <text:list-item>
          <text:h text:style-name="P39" text:outline-level="1"> Dans chaque cas, justifie ta réponse.</text:h>
        </text:list-item>
      </text:list>
      <text:list xml:id="list133541628351319" text:continue-list="list133543345284615" text:style-name="liste_5f_abc">
        <text:list-item text:start-value="1">
          <text:p text:style-name="P63"><text:span text:style-name="Character_5f_20_5f_style"><text:span text:style-name="T35">On double seulement la longueur d’un rectangle. Son périmètre double-t-il ?</text:span></text:span>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  <text:p text:style-name="P26"><text:span text:style-name="_5f_pointillés_20_gris"><text:span text:style-name="T9"><text:tab/></text:span></text:span></text:p>
      <text:list xml:id="list133542872581559" text:continue-numbering="true" text:style-name="liste_5f_abc">
        <text:list-item>
          <text:p text:style-name="P63"><text:span text:style-name="Character_5f_20_5f_style">On double la longueur et la largeur d’un rectangle. Son périmètre double-t-il ?</text:span>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  <text:list xml:id="list133542154903461" text:continue-numbering="true" text:style-name="liste_5f_abc">
        <text:list-item>
          <text:p text:style-name="P58"><text:span text:style-name="Character_5f_20_5f_style"><text:span text:style-name="T40">On triple le rayon d’un cercle. Son périmètre triple-t-il ?</text:span></text:span></text:p>
        </text:list-item>
      </text:list>
      <text:list xml:id="list133542154554418" text:continue-list="list133541277324729" text:style-name="Num_5f_Exo">
        <text:list-item>
          <text:list>
            <text:list-header>
              <text:p text:style-name="P42"><text:span text:style-name="_5f_pointillés_20_gris"><text:span text:style-name="T7"><text:tab/></text:span></text:span></text:p>
              <text:p text:style-name="P42"><text:span text:style-name="_5f_pointillés_20_gris"><text:span text:style-name="T9"><text:tab/></text:span></text:span></text:p>
            </text:list-header>
          </text:list>
        </text:list-item>
        <text:list-item>
          <text:h text:style-name="P32" text:outline-level="1"> Deux dockers ont réussi à charger en trois heures cinq tonnes de marchandises.</text:h>
        </text:list-item>
      </text:list>
      <text:list xml:id="list133542931390269" text:continue-list="list133542154903461" text:style-name="liste_5f_abc">
        <text:list-item text:start-value="1">
          <text:p text:style-name="P63"><text:span text:style-name="Character_5f_20_5f_style">Combien de temps mettraient huit dockers pour charger cinq tonnes de marchandises ?</text:span>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  <text:list xml:id="list133541277299800" text:continue-numbering="true" text:style-name="liste_5f_abc">
        <text:list-item>
          <text:p text:style-name="P58"><text:span text:style-name="Character_5f_20_5f_style">Combien de tonnes de marchandises pourraient charger dix dockers en trois heures ?</text:span>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  <text:list xml:id="list133541712333791" text:continue-numbering="true" text:style-name="liste_5f_abc">
        <text:list-item>
          <text:p text:style-name="P58"><text:span text:style-name="Character_5f_20_5f_style">Combien de dockers faudrait-il pour charger quinze tonnes en une heure ?</text:span>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  <text:p text:style-name="P26"><text:span text:style-name="_5f_pointillés_20_gris"><text:span text:style-name="T9"><text:tab/></text:span></text:span></text:p>
      <text:list xml:id="list133543352956685" text:continue-list="list133542154554418" text:style-name="Num_5f_Exo">
        <text:list-item>
          <text:h text:style-name="P40" text:outline-level="1"><text:span text:style-name="Character_5f_20_5f_style"> </text:span><text:span text:style-name="Character_5f_20_5f_style"><text:span text:style-name="T15">Trois professeurs de maths ont corrigé en deux heures </text:span></text:span><text:span text:style-name="Character_5f_20_5f_style"><text:span text:style-name="T22">100</text:span></text:span><text:span text:style-name="Character_5f_20_5f_style"><text:span text:style-name="T15"> copies d’élèves.</text:span></text:span></text:h>
        </text:list-item>
      </text:list>
      <text:list xml:id="list133542254285760" text:continue-list="list133541712333791" text:style-name="liste_5f_abc">
        <text:list-item text:start-value="1">
          <text:p text:style-name="_5f_num_5f_abcd"><text:span text:style-name="Character_5f_20_5f_style">Combien de professeurs faudrait-il pour corriger 50 copies en 20 minutes ?</text:span>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  <text:list xml:id="list133543175650483" text:continue-numbering="true" text:style-name="liste_5f_abc">
        <text:list-item>
          <text:p text:style-name="P58"><text:span text:style-name="Character_5f_20_5f_style"><text:span text:style-name="T35">Combien de temps mettraient 9 professeurs pour corriger ces </text:span></text:span><text:span text:style-name="Character_5f_20_5f_style"><text:span text:style-name="T13">100</text:span></text:span><text:span text:style-name="Character_5f_20_5f_style"><text:span text:style-name="T35"> copies?</text:span></text:span></text:p>
        </text:list-item>
      </text:list>
      <text:p text:style-name="P30"><text:span text:style-name="_5f_pointillés_20_gris"><text:span text:style-name="T7"><text:tab/></text:span></text:span></text:p>
      <text:p text:style-name="P26"><text:span text:style-name="_5f_pointillés_20_gris"><text:span text:style-name="T7"><text:tab/></text:span></text:span></text:p>
      <text:p text:style-name="P26"><text:span text:style-name="_5f_pointillés_20_gris"><text:span text:style-name="T9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4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4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>
      <style:text-properties fo:color="#ffffff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4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style:font-name="Bitstream Vera Sans4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4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4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4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4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style:font-name="Bitstream Vera Sans4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1" style:num-prefix=" " style:num-suffix=" " style:num-format="1" text:start-value="8">
        <style:list-level-properties text:min-label-distance="0.25cm" fo:text-align="center"/>
      </text:list-level-style-number>
      <text:list-level-style-number text:level="2" text:style-name="Bold_5f_niv1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30384e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229be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3" draw:style-name="Mgr2" draw:text-style-name="MP29" svg:width="2.703cm" svg:height="0.715cm" draw:transform="rotate (0.0872664625997165) translate (-0.172861111111111cm 0.218722222222222cm)"><draw:text-box><text:p text:style-name="MP28"><text:span text:style-name="MT5">Série 3</text:span></text:p></draw:text-box></draw:frame><draw:line text:anchor-type="paragraph" draw:z-index="5" draw:style-name="Mgr3" draw:text-style-name="MP28" svg:x1="17.401cm" svg:y1="0.36cm" svg:x2="20.6cm" svg:y2="0.36cm"><text:p/></draw:line><draw:path text:anchor-type="paragraph" draw:z-index="13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15" draw:name="Forme2" draw:style-name="Mgr2" draw:text-style-name="MP30" svg:width="2.703cm" svg:height="0.715cm" draw:transform="rotate (0.0872664625997165) translate (-0.172861111111111cm 0.218722222222222cm)"><draw:text-box><text:p text:style-name="MP28"><text:span text:style-name="MT5">Série 3</text:span></text:p></draw:text-box></draw:frame><draw:line text:anchor-type="paragraph" draw:z-index="17" draw:name="Forme3" draw:style-name="Mgr3" draw:text-style-name="MP28" svg:x1="17.5cm" svg:y1="0.36cm" svg:x2="20.999cm" svg:y2="0.36cm"><text:p/></draw:line>Résoudre un problème de proportionnalité</text:p>
      </style:header>
      <style:footer>
        <text:p text:style-name="MP31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32"><draw:g text:anchor-type="paragraph" draw:z-index="11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54</text:page-number></text:p></draw:text-box></draw:frame><text:p text:style-name="MP34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3-24T13:35:40.567000000</dc:date>
    <meta:editing-duration>PT9H30M48S</meta:editing-duration>
    <meta:editing-cycles>70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3" meta:image-count="0" meta:object-count="0" meta:page-count="2" meta:paragraph-count="159" meta:word-count="726" meta:character-count="4253" meta:non-whitespace-character-count="3163"/>
  </office:meta>
</office:document-meta>
</file>